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Nimbus Mono L" svg:font-family="'Nimbus Mono L'"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line-height="200%"/>
      <style:text-properties style:font-name="Nimbus Mono L" fo:font-size="10pt" officeooo:rsid="00046b96" officeooo:paragraph-rsid="00046b96" style:font-size-asian="10pt" style:font-size-complex="10pt"/>
    </style:style>
    <style:style style:name="P2" style:family="paragraph" style:parent-style-name="Standard">
      <style:paragraph-properties fo:line-height="200%" fo:text-align="center" style:justify-single-word="false"/>
      <style:text-properties style:font-name="Nimbus Mono L" fo:font-size="10pt" officeooo:rsid="00046b96" officeooo:paragraph-rsid="00046b96" style:font-size-asian="10pt" style:font-size-complex="10pt"/>
    </style:style>
    <style:style style:name="P3" style:family="paragraph" style:parent-style-name="Standard">
      <style:paragraph-properties fo:line-height="200%" fo:text-align="start" style:justify-single-word="false"/>
      <style:text-properties style:font-name="Nimbus Mono L" fo:font-size="10pt" officeooo:rsid="00046b96" officeooo:paragraph-rsid="00095593" style:font-size-asian="10pt" style:font-size-complex="10pt"/>
    </style:style>
    <style:style style:name="P4" style:family="paragraph" style:parent-style-name="Standard">
      <style:paragraph-properties fo:line-height="200%" fo:text-align="start" style:justify-single-word="false"/>
      <style:text-properties style:font-name="Nimbus Mono L" fo:font-size="10pt" officeooo:rsid="00046b96" officeooo:paragraph-rsid="00103b5e" style:font-size-asian="10pt" style:font-size-complex="10pt"/>
    </style:style>
    <style:style style:name="P5" style:family="paragraph" style:parent-style-name="Standard">
      <style:paragraph-properties fo:line-height="200%" fo:text-align="start" style:justify-single-word="false"/>
      <style:text-properties style:font-name="Nimbus Mono L" fo:font-size="10pt" officeooo:rsid="001d6329" officeooo:paragraph-rsid="001d6329" style:font-size-asian="10pt" style:font-size-complex="10pt"/>
    </style:style>
    <style:style style:name="P6" style:family="paragraph" style:parent-style-name="Standard">
      <style:paragraph-properties fo:line-height="200%" fo:text-align="center" style:justify-single-word="false" fo:break-before="page"/>
      <style:text-properties style:font-name="Nimbus Mono L" fo:font-size="10pt" officeooo:rsid="0006005c" officeooo:paragraph-rsid="0006005c" style:font-size-asian="10pt" style:font-size-complex="10pt"/>
    </style:style>
    <style:style style:name="P7" style:family="paragraph" style:parent-style-name="Standard" style:master-page-name="">
      <style:paragraph-properties fo:margin-left="0.3752in" fo:margin-right="0in" fo:line-height="200%" fo:text-align="start" style:justify-single-word="false" fo:text-indent="0in" style:auto-text-indent="false" style:page-number="auto"/>
      <style:text-properties style:font-name="Nimbus Mono L" fo:font-size="10pt" officeooo:rsid="00046b96" officeooo:paragraph-rsid="00103b5e" style:font-size-asian="10pt" style:font-size-complex="10pt"/>
    </style:style>
    <style:style style:name="P8" style:family="paragraph" style:parent-style-name="Standard">
      <style:paragraph-properties fo:margin-left="0.25in" fo:margin-right="0in" fo:line-height="200%" fo:text-align="start" style:justify-single-word="false" fo:text-indent="-0.25in" style:auto-text-indent="false"/>
      <style:text-properties style:font-name="Nimbus Mono L" fo:font-size="10.5pt" officeooo:rsid="0020922e" officeooo:paragraph-rsid="0015df08" style:font-size-asian="10.5pt" style:font-size-complex="10.5pt"/>
    </style:style>
    <style:style style:name="P9" style:family="paragraph" style:parent-style-name="Standard">
      <style:paragraph-properties fo:margin-left="0.25in" fo:margin-right="0in" fo:line-height="200%" fo:text-align="start" style:justify-single-word="false" fo:text-indent="-0.25in" style:auto-text-indent="false"/>
      <style:text-properties style:font-name="Nimbus Mono L" fo:font-size="10.5pt" officeooo:rsid="0022f174" officeooo:paragraph-rsid="0022f174" style:font-size-asian="10.5pt" style:font-size-complex="10.5pt"/>
    </style:style>
    <style:style style:name="P10" style:family="paragraph" style:parent-style-name="Standard">
      <style:paragraph-properties fo:margin-left="0.25in" fo:margin-right="0in" fo:line-height="200%" fo:text-align="start" style:justify-single-word="false" fo:text-indent="-0.25in" style:auto-text-indent="false"/>
      <style:text-properties style:font-name="Nimbus Mono L" fo:font-size="10pt" officeooo:rsid="0015df08" officeooo:paragraph-rsid="001f32e9" style:font-size-asian="10pt" style:font-size-complex="10pt"/>
    </style:style>
    <style:style style:name="P11" style:family="paragraph" style:parent-style-name="Standard">
      <style:paragraph-properties fo:margin-left="0.25in" fo:margin-right="0in" fo:line-height="200%" fo:text-align="start" style:justify-single-word="false" fo:text-indent="-0.25in" style:auto-text-indent="false"/>
      <style:text-properties style:font-name="Nimbus Mono L" fo:font-size="10pt" officeooo:rsid="0007edfa" officeooo:paragraph-rsid="001f32e9" style:font-size-asian="10pt" style:font-size-complex="10pt"/>
    </style:style>
    <style:style style:name="P12" style:family="paragraph" style:parent-style-name="Standard">
      <style:paragraph-properties fo:margin-left="0.25in" fo:margin-right="0in" fo:line-height="200%" fo:text-align="start" style:justify-single-word="false" fo:text-indent="-0.25in" style:auto-text-indent="false"/>
      <style:text-properties style:font-name="Nimbus Mono L" fo:font-size="10pt" officeooo:rsid="0020922e" officeooo:paragraph-rsid="0024e111" style:font-size-asian="10pt" style:font-size-complex="10pt"/>
    </style:style>
    <style:style style:name="P13" style:family="paragraph" style:parent-style-name="Standard">
      <style:paragraph-properties fo:margin-left="0.25in" fo:margin-right="0in" fo:line-height="200%" fo:text-align="start" style:justify-single-word="false" fo:text-indent="-0.25in" style:auto-text-indent="false"/>
      <style:text-properties style:font-name="Nimbus Mono L" fo:font-size="10pt" officeooo:rsid="0022f174" officeooo:paragraph-rsid="0022f174" style:font-size-asian="10pt" style:font-size-complex="10pt"/>
    </style:style>
    <style:style style:name="P14" style:family="paragraph" style:parent-style-name="Standard">
      <style:paragraph-properties fo:margin-left="0.25in" fo:margin-right="0in" fo:line-height="200%" fo:text-align="start" style:justify-single-word="false" fo:text-indent="-0.25in" style:auto-text-indent="false"/>
      <style:text-properties style:font-name="Nimbus Mono L" officeooo:rsid="0007edfa" officeooo:paragraph-rsid="002483e6"/>
    </style:style>
    <style:style style:name="P15" style:family="paragraph" style:parent-style-name="Standard">
      <style:paragraph-properties fo:margin-left="0.25in" fo:margin-right="0in" fo:line-height="200%" fo:text-align="start" style:justify-single-word="false" fo:text-indent="-0.25in" style:auto-text-indent="false"/>
      <style:text-properties style:font-name="Nimbus Mono L" officeooo:rsid="0006005c" officeooo:paragraph-rsid="0006005c"/>
    </style:style>
    <style:style style:name="P16" style:family="paragraph" style:parent-style-name="Standard" style:master-page-name="">
      <style:paragraph-properties fo:margin-left="0.25in" fo:margin-right="0in" fo:line-height="200%" fo:text-align="start" style:justify-single-word="false" fo:text-indent="-0.25in" style:auto-text-indent="false" style:page-number="auto"/>
      <style:text-properties style:font-name="Nimbus Mono L" fo:font-size="10pt" officeooo:rsid="00095593" officeooo:paragraph-rsid="001f32e9" style:font-size-asian="10pt" style:font-size-complex="10pt"/>
    </style:style>
    <style:style style:name="P17" style:family="paragraph" style:parent-style-name="Standard">
      <style:paragraph-properties fo:margin-left="0in" fo:margin-right="0in" fo:line-height="200%" fo:text-align="start" style:justify-single-word="false" fo:text-indent="0in" style:auto-text-indent="false"/>
      <style:text-properties style:font-name="Nimbus Mono L" fo:font-size="10pt" officeooo:rsid="0006005c" officeooo:paragraph-rsid="0024e111" style:font-size-asian="10pt" style:font-size-complex="10pt"/>
    </style:style>
    <style:style style:name="P18" style:family="paragraph" style:parent-style-name="Standard">
      <style:paragraph-properties fo:margin-left="0in" fo:margin-right="0in" fo:line-height="200%" fo:text-align="start" style:justify-single-word="false" fo:text-indent="0in" style:auto-text-indent="false"/>
      <style:text-properties style:font-name="Nimbus Mono L" fo:font-size="10.5pt" officeooo:rsid="0022f174" officeooo:paragraph-rsid="0030adb4" style:font-size-asian="10.5pt" style:font-size-complex="10.5pt"/>
    </style:style>
    <style:style style:name="P19" style:family="paragraph" style:parent-style-name="Standard">
      <style:paragraph-properties fo:margin-left="0in" fo:margin-right="0in" fo:line-height="200%" fo:text-align="start" style:justify-single-word="false" fo:text-indent="0in" style:auto-text-indent="false"/>
      <style:text-properties style:font-name="Nimbus Mono L" fo:font-size="10.5pt" officeooo:rsid="0015df08" officeooo:paragraph-rsid="0030adb4" style:font-size-asian="10.5pt" style:font-size-complex="10.5pt"/>
    </style:style>
    <style:style style:name="P20" style:family="paragraph" style:parent-style-name="Standard">
      <style:paragraph-properties fo:margin-left="0in" fo:margin-right="0in" fo:line-height="200%" fo:text-align="start" style:justify-single-word="false" fo:text-indent="0in" style:auto-text-indent="false"/>
      <style:text-properties style:font-name="Nimbus Mono L" fo:font-size="10.5pt" officeooo:rsid="0007edfa" officeooo:paragraph-rsid="0030adb4" style:font-size-asian="10.5pt" style:font-size-complex="10.5pt"/>
    </style:style>
    <style:style style:name="P21" style:family="paragraph" style:parent-style-name="Standard">
      <style:paragraph-properties fo:margin-left="0in" fo:margin-right="0in" fo:line-height="200%" fo:text-align="start" style:justify-single-word="false" fo:text-indent="0in" style:auto-text-indent="false"/>
      <style:text-properties style:font-name="Nimbus Mono L" fo:font-size="10.5pt" officeooo:rsid="0020922e" officeooo:paragraph-rsid="0030adb4" style:font-size-asian="10.5pt" style:font-size-complex="10.5pt"/>
    </style:style>
    <style:style style:name="P22" style:family="paragraph" style:parent-style-name="Standard">
      <style:paragraph-properties fo:margin-left="0in" fo:margin-right="0in" fo:line-height="200%" fo:text-align="start" style:justify-single-word="false" fo:text-indent="0in" style:auto-text-indent="false"/>
      <style:text-properties style:font-name="Nimbus Mono L" fo:font-size="10.5pt" officeooo:rsid="00095593" officeooo:paragraph-rsid="0030adb4" style:font-size-asian="10.5pt" style:font-size-complex="10.5pt"/>
    </style:style>
    <style:style style:name="P23" style:family="paragraph" style:parent-style-name="Standard" style:master-page-name="">
      <style:paragraph-properties fo:margin-left="0in" fo:margin-right="0in" fo:line-height="200%" fo:text-align="start" style:justify-single-word="false" fo:text-indent="0in" style:auto-text-indent="false" style:page-number="auto" fo:break-before="page"/>
      <style:text-properties style:font-name="Nimbus Mono L" fo:font-size="10.5pt" officeooo:rsid="0015df08" officeooo:paragraph-rsid="0030adb4" style:font-size-asian="10.5pt" style:font-size-complex="10.5pt"/>
    </style:style>
    <style:style style:name="P24" style:family="paragraph" style:parent-style-name="Header">
      <style:paragraph-properties fo:text-align="end" style:justify-single-word="false"/>
      <style:text-properties officeooo:paragraph-rsid="0020922e"/>
    </style:style>
    <style:style style:name="T1" style:family="text">
      <style:text-properties fo:font-style="italic" style:font-style-asian="italic" style:font-style-complex="italic"/>
    </style:style>
    <style:style style:name="T2" style:family="text">
      <style:text-properties fo:font-style="italic" officeooo:rsid="0015df08" style:font-style-asian="italic" style:font-style-complex="italic"/>
    </style:style>
    <style:style style:name="T3" style:family="text">
      <style:text-properties officeooo:rsid="0007edfa"/>
    </style:style>
    <style:style style:name="T4" style:family="text">
      <style:text-properties fo:font-size="10pt" style:font-size-asian="10pt" style:font-size-complex="10pt"/>
    </style:style>
    <style:style style:name="T5" style:family="text">
      <style:text-properties fo:font-size="10pt" officeooo:rsid="00095593" style:font-size-asian="10pt" style:font-size-complex="10pt"/>
    </style:style>
    <style:style style:name="T6" style:family="text">
      <style:text-properties fo:font-size="10pt" fo:font-style="italic" style:font-size-asian="10pt" style:font-style-asian="italic" style:font-size-complex="10pt" style:font-style-complex="italic"/>
    </style:style>
    <style:style style:name="T7" style:family="text">
      <style:text-properties fo:font-size="10pt" fo:font-style="italic" officeooo:rsid="00095593" style:font-size-asian="10pt" style:font-style-asian="italic" style:font-size-complex="10pt" style:font-style-complex="italic"/>
    </style:style>
    <style:style style:name="T8" style:family="text">
      <style:text-properties officeooo:rsid="000cf787"/>
    </style:style>
    <style:style style:name="T9" style:family="text">
      <style:text-properties officeooo:rsid="0015df08"/>
    </style:style>
    <style:style style:name="T10" style:family="text">
      <style:text-properties officeooo:rsid="001d32c7"/>
    </style:style>
    <style:style style:name="T11" style:family="text">
      <style:text-properties officeooo:rsid="001d90ed"/>
    </style:style>
    <style:style style:name="T12" style:family="text">
      <style:text-properties officeooo:rsid="002453c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hristopher Bero</text:p>
      <text:p text:style-name="P1">Due 12/6/2014</text:p>
      <text:p text:style-name="P1">EH-102 Rhetorical Analysis</text:p>
      <text:p text:style-name="P2">Murder The Internet</text:p>
      <text:p text:style-name="P3"><text:tab/><text:span text:style-name="T3">America is an interesting place; built with ecompassing, elaborate contradictions such as the convening of a secret court to discuss the protection of freedoms and transparencies (Arduengo “Overview”). In a way this country shares many traits with its own brain child, The Internet. A global entity which has been heralded as the be-all to decentralization and global communication, The Internet is surprizingly reliant upon the whim United States courts to operate and serves dramatically to group users into regional and polical boundaries. The link between United States legislature and the precious global network is accentuated in language employed by watchdog groups to compell a general audience into action. Phrases such as “the defeat of SOPA” or “the death of net neutrality” are crafted and then iterated among advocates to achieve a stronger affect. Thus, just by the title of Andrea Peterson's blog article “Why the death of net neutrality would be a disaster for libraries” we can infer that the author is arguing alongside her colleges in denouncing the repeal of so called “net neutrality” rulings by the FCC. From Ms. Peterson's article we glean a rather unique and <text:s/>compelling view of the current political situation from the perspective of the American Library Association's (ALA) Lynne Bradley, although the piece is lacking basic points of credibility and ignores all counterarguments.</text:span></text:p>
      <text:p text:style-name="P4"><text:tab/><text:span text:style-name="T8">Before delving into an analysis, some research is required. For our purposes, a summation should be sufficient. The Internet is a physical entity, comprised of thousands of cable and fiber optic connections <text:s/>between </text:span><text:soft-page-break/><text:span text:style-name="T8">computers. The World Wide Web, on the other hand, is a software entity and is the most popular form of information browsed on The Internet (Metsch). If The Internet were to be represented by a server, router, and desktop computer, then The World Wide Web is an HTML webpage shared from the server to the desktop with a web browser. At its very core, The Internet is a non-free system that is created, installed, and operated at large profits by companies. The World Wide Web, however, is a generally more free system where, once a person has overcome the obstacle of joining The Internet, he or she is free to share and consume information. </text:span></text:p>
      <text:p text:style-name="P4"><text:span text:style-name="T8"><text:tab/>When net neutrality is brought up, it may be inferred to be the neutrality of The Internet, as such a phrase suggests. This is unfortunatly wrong; The Internet was never neutral even before its abduction by telecom companies. Instead, the <text:s/>misnomer is discussing neutrality of The World Wide Web, or content found on The Internet. Internet Service Providers (ISPs) wish to throttle certain types of network traffic on The World Wide Web and charge to eliminate the throttling. This is similar to what happens on most cell phone data plans, but has caused a much larger public outcry when applied to wired network connections. The ISPs are lobbying to have the Federal Communications Commission (FCC) allow them the right to throttle data on their networks. The action of repealing laws which keep ISPs from doing what they already do to cellphones to a home or business connection is referred to as “the death of net neutrality” (Wu).</text:span></text:p>
      <text:p text:style-name="P4"><text:tab/><text:span text:style-name="T9">Andrea Peterson is a blogger for The Washington Post's website with an emphasis in cyber security and consumer privacy (About). She has previously held posistions writing for ThinkProgress, a politically charged online news group, and Women's Campaign Forum, a political organization (Peterson). This </text:span><text:soft-page-break/><text:span text:style-name="T9">background shows that she has experience working to promote a point through articles. Her blog post “Why the death of net neutrality would be a disaster for libraries” is presented in a clean manner, with ads, video, and images removed in a printer friendly mode. The article does not provide a link to the original interview of Lynne Bradley by The Switch, and indeed the interview does not readily turn up in online searches. This loss of the original source makes any relevant discussion of adjustments and augmentations made by Peterson to the “lightly edited” interview pointless (Peterson). For a document found only online, it is nearly void of sources or hyperlinks, save for one link to Lynne Bradley's listing with the ALA and a second link to another page on The Washington Post's website. The blog post also fails to provide any insight to the net neutrality rulings or definitions, something that should be automatic for any argument for or against the FCC's decision. And paramount to all of the aforementioned, the article has an atomic typo; a misspelt 'being' without the accompanyment of [sic] in the second interview reply. Truly a crushing blow to all credibility online, opening up the article to refute by commentors.</text:span></text:p>
      <text:p text:style-name="P4"><text:tab/><text:span text:style-name="T10">The interview's responses are largely a pathos and logos based argument for the preservation of net neutrality. In fact, other than in the reply to the first question, which is the only question in the inteview which truly matters, all that is said is a repetition of how bad the loss of net neutrality will be to libraries and how badly it will in turn impact the public without any justification for such claims. A highlight of the logical argument made can be encapsulated by the entire first interview response in which we are stepped through the importance of internet access to libraries, then to the importance of ISPs to internet access, and then to the importance </text:span><text:soft-page-break/><text:span text:style-name="T10">of net neutrality to the ISPs (Peterson). This links the topic of net neutrality directly to whether the internet in a library works or not. Likewise, the majority of emotional argument found is in tying the imporance of internet connections in libraries to families which rely on them:</text:span></text:p>
      <text:p text:style-name="P7">“<text:span text:style-name="T10">We can't afford to pay more [to ISPs]. As public institutions, we're being threatened with limited resources and are trying to <text:tab/>provide the best possible service we can given the access we currently have. Being slowed down hurts the American public because our institutions will not be able to compete, if you will, and the American public will not ahave comparable or equal access to the resources that are provided by libraries or other public institutions.”</text:span></text:p>
      <text:p text:style-name="P5">Make sure to catch the wording with “threatened” and “hurts”. This speech very clearly paints a picture of ISPs gunning to remove internet access from libraries entirely. Rather, it may be the case that the repeal of net neutrality will pave the way to giving libraries free internet access altogether. One of the major factors in the ISP lobbying to change these laws is online video streaming, and the ISPs would very much like to charge the third party video providers for more bandwidth for their content. This means that the connection to libraries could be subsidies by proxy from <text:span text:style-name="T12">the companies</text:span> Netflix and Youtube. But that possibility is ignored, and more importantly the <text:span text:style-name="T12">given</text:span> scenario of higher costs to access the internet once the FCC ruling is repealed is not substantiated <text:span text:style-name="T12">or even given grounds through a logical discussion of why ISPs would want to charge libraries more once net neutrality is removed</text:span>.</text:p>
      <text:p text:style-name="P5"><text:tab/>The fact that libraries are investing a concern in the policies and laws that govern The Internet and World Wide Web is both refreshing and needed. <text:soft-page-break/><text:span text:style-name="T11">It's true that even when not discussed behind closed doors a large portion of laws are made and enacted without proper challenge from a general public, and to this end such a discussion around net neutrality is benefitial. But the discussion is not complete until all outcomes are evaluated and addressed, without which this article cannot be seriously considered by a reader. </text:span></text:p>
      <text:p text:style-name="P6">Works Cited</text:p>
      <text:p text:style-name="P16">“<text:span text:style-name="T9">About Andrea.” </text:span><text:span text:style-name="T2">The Washington Post</text:span><text:span text:style-name="T9">. The Washington Post, n.d. Web. 12 June 2014.</text:span></text:p>
      <text:p text:style-name="P10"/>
      <text:p text:style-name="P14"><text:span text:style-name="T4">Arduengo, Sebastian E. “Challenging the FISC: Why (Secret) Courts Matter.” </text:span><text:span text:style-name="T7">ACSlaw</text:span><text:span text:style-name="T5">. American Constitution Society for Law and Policy, 29 July 2013. Web. 12 June 2014. </text:span></text:p>
      <text:p text:style-name="P11"/>
      <text:p text:style-name="P12">Metsch, Seth. “The Difference Between the Internet and the World Wide Web.” <text:span text:style-name="T1">Law.com</text:span>. ALM Network, 23 Apr. 2014. Web. 12 June 2014.</text:p>
      <text:p text:style-name="P17"/>
      <text:p text:style-name="P15"><text:span text:style-name="T4">Peterson, Andrea. “Why the death of net neutrality would be a disaster for libraries.” </text:span><text:span text:style-name="T6">The Washington Post</text:span><text:span text:style-name="T4">. The Washington Post, 16 May 2014. Web. 4 June 2014.</text:span></text:p>
      <text:p text:style-name="P8"/>
      <text:p text:style-name="P13">Wu, Tim. “Network Neutrality FAQ.” timwu.org. n.p, n.d. Web. 12 June 2014</text:p>
      <text:p text:style-name="P9"/>
      <text:p text:style-name="P23"><text:a xlink:type="simple" xlink:href="http://www.washingtonpost.com/pb/andrea-peterson"><text:span text:style-name="T4">http://www.washingtonpost.com/pb/andrea-peterson</text:span></text:a></text:p>
      <text:p text:style-name="P19"><text:span text:style-name="T4"/></text:p>
      <text:p text:style-name="P20"><text:a xlink:type="simple" xlink:href="http://www.acslaw.org/acsblog/challenging-the-fisc-why-secret-courts-matter"><text:span text:style-name="T4">http://www.acslaw.org/acsblog/challenging-the-fisc-why-secret-courts-matter</text:span></text:a></text:p>
      <text:p text:style-name="P21"/>
      <text:p text:style-name="P21"><text:a xlink:type="simple" xlink:href="http://www.law.com/sites/sethmetsch/2014/04/23/the-difference-between-the-internet-and-the-world-wide-web/?slreturn=20140512112625"><text:span text:style-name="T4">http://www.law.com/sites/sethmetsch/2014/04/23/the-difference-between-the-internet-and-the-world-wide-web/?slreturn=20140512112625</text:span></text:a></text:p>
      <text:p text:style-name="P22"/>
      <text:p text:style-name="P22"><text:a xlink:type="simple" xlink:href="http://www.washingtonpost.com/blogs/the-switch/wp/2014/05/16/why-the-death-of-net-neutrality-would-be-a-disaster-for-libraries//?print=1"><text:span text:style-name="T4">http://www.washingtonpost.com/blogs/the-switch/wp/2014/05/16/why-the-death-of-net-neutrality-would-be-a-disaster-for-libraries//?print=1</text:span></text:a></text:p>
      <text:p text:style-name="P22"/>
      <text:p text:style-name="P18"><text:a xlink:type="simple" xlink:href="http://timwu.org/network_neutrality.html"><text:span text:style-name="T4">http://timwu.org/network_neutrality.html</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Nimbus Mono L" svg:font-family="'Nimbus Mono L'"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Nimbus Sans L" fo:font-family="'Nimbus Sans L'"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officeooo:paragraph-rsid="0020922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style:dynamic-spacing="false"/>
      </style:header-style>
      <style:footer-style/>
    </style:page-layout>
  </office:automatic-styles>
  <office:master-styles>
    <style:master-page style:name="Standard" style:page-layout-name="Mpm1">
      <style:header>
        <text:p text:style-name="MP1">Bero <text:s text:c="2"/></text:p>
      </style:header>
      <style:header-first>
        <text:p text:style-name="Header_20_left"/>
      </style:head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6-11T22:39:41.304117526</meta:creation-date>
    <dc:date>2014-06-12T11:36:32.661049870</dc:date>
    <meta:editing-duration>PT12H48M49S</meta:editing-duration>
    <meta:editing-cycles>46</meta:editing-cycles>
    <meta:generator>LibreOffice/4.2.4.2$Linux_X86_64 LibreOffice_project/420m0$Build-2</meta:generator>
    <meta:print-date>2014-06-12T11:00:07.939419152</meta:print-date>
    <meta:document-statistic meta:table-count="0" meta:image-count="0" meta:object-count="0" meta:page-count="8" meta:paragraph-count="24" meta:word-count="1374" meta:character-count="8735" meta:non-whitespace-character-count="7369"/>
  </office:meta>
</office:document-meta>
</file>